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Pregunta 1:</text:span></text:span> ¿Qué es un sistema de archivos encriptado y cuál es su propósito en la seguridad de datos?</text:p>
      <text:p text:style-name="P3"><text:span text:style-name="Strong_20_Emphasis"><text:span text:style-name="T2">Respuesta 1:</text:span></text:span> Un sistema de archivos encriptado es un tipo de sistema de archivos que cifra los datos almacenados en él, proporcionando confidencialidad y protección contra el acceso no autorizado a los datos.</text:p>
      <text:p text:style-name="P3"><text:span text:style-name="Strong_20_Emphasis"><text:span text:style-name="T2">Pregunta 2:</text:span></text:span> ¿Cuál es la diferencia entre el cifrado de disco completo y el cifrado de sistema de archivos en un sistema Linux?</text:p>
      <text:p text:style-name="P3"><text:span text:style-name="Strong_20_Emphasis"><text:span text:style-name="T2">Respuesta 2:</text:span></text:span> El cifrado de disco completo cifra todo el disco duro, incluido el sistema operativo, mientras que el cifrado de sistema de archivos cifra solo ciertas particiones o directorios específicos.</text:p>
      <text:p text:style-name="P3"><text:span text:style-name="Strong_20_Emphasis"><text:span text:style-name="T2">Pregunta 3:</text:span></text:span> ¿Qué es LUKS y cómo se relaciona con el cifrado de disco en Linux?</text:p>
      <text:p text:style-name="P3"><text:span text:style-name="Strong_20_Emphasis"><text:span text:style-name="T2">Respuesta 3:</text:span></text:span> LUKS (Linux Unified Key Setup) es una especificación estándar para la gestión de claves de cifrado en Linux. Se utiliza para cifrar particiones de disco y proporciona una capa de abstracción para gestionar las claves.</text:p>
      <text:p text:style-name="P3"><text:span text:style-name="Strong_20_Emphasis"><text:span text:style-name="T2">Pregunta 4:</text:span></text:span> ¿Cuál es la utilidad de la herramienta <text:span text:style-name="Source_20_Text"><text:span text:style-name="T2">cryptsetup</text:span></text:span> en Linux?</text:p>
      <text:p text:style-name="P3"><text:span text:style-name="Strong_20_Emphasis"><text:span text:style-name="T2">Respuesta 4:</text:span></text:span> La herramienta <text:span text:style-name="Source_20_Text"><text:span text:style-name="T2">cryptsetup</text:span></text:span> se utiliza para configurar y gestionar dispositivos de cifrado en Linux, incluyendo la creación y apertura de contenedores LUKS.</text:p>
      <text:p text:style-name="P3"><text:span text:style-name="Strong_20_Emphasis"><text:span text:style-name="T2">Pregunta 5:</text:span></text:span> ¿Qué es un contenedor LUKS y cómo se crea?</text:p>
      <text:p text:style-name="P3"><text:span text:style-name="Strong_20_Emphasis"><text:span text:style-name="T2">Respuesta 5:</text:span></text:span> Un contenedor LUKS es un archivo o dispositivo que almacena los datos cifrados. Se crea utilizando <text:span text:style-name="Source_20_Text"><text:span text:style-name="T2">cryptsetup</text:span></text:span> y se configura con una clave o contraseña de acceso.</text:p>
      <text:p text:style-name="P3"><text:span text:style-name="Strong_20_Emphasis"><text:span text:style-name="T2">Pregunta 6:</text:span></text:span> ¿Cuál es la diferencia entre una clave y una contraseña en el contexto del cifrado de disco?</text:p>
      <text:p text:style-name="P3"><text:span text:style-name="Strong_20_Emphasis"><text:span text:style-name="T2">Respuesta 6:</text:span></text:span> Una clave es una secuencia de bytes utilizada directamente para el cifrado, mientras que una contraseña es una entrada de usuario que se utiliza para desbloquear la clave real almacenada de forma segura.</text:p>
      <text:p text:style-name="P3"><text:span text:style-name="Strong_20_Emphasis"><text:span text:style-name="T2">Pregunta 7:</text:span></text:span> ¿Qué es un algoritmo de cifrado y cómo afecta la seguridad de un sistema de archivos encriptado?</text:p>
      <text:p text:style-name="P3"><text:span text:style-name="Strong_20_Emphasis"><text:span text:style-name="T2">Respuesta 7:</text:span></text:span> Un algoritmo de cifrado es un conjunto de reglas y operaciones utilizadas para cifrar y descifrar datos. La elección de un algoritmo de cifrado afecta la seguridad del sistema de archivos encriptado, ya que algunos algoritmos son más fuertes que otros.</text:p>
      <text:p text:style-name="P3"><text:span text:style-name="Strong_20_Emphasis"><text:span text:style-name="T2">Pregunta 8:</text:span></text:span> ¿Qué es la "sal" (salt) en el contexto del cifrado de contraseñas y por qué es importante?</text:p>
      <text:p text:style-name="P3"><text:soft-page-break/><text:span text:style-name="Strong_20_Emphasis"><text:span text:style-name="T2">Respuesta 8:</text:span></text:span> La sal es un valor aleatorio único que se añade a una contraseña antes de cifrarla. Es importante porque evita que las contraseñas idénticas se cifren de la misma manera, lo que dificulta los ataques de fuerza bruta.</text:p>
      <text:p text:style-name="P3"><text:span text:style-name="Strong_20_Emphasis"><text:span text:style-name="T2">Pregunta 9:</text:span></text:span> ¿Cuál es la diferencia entre el cifrado simétrico y el cifrado asimétrico en el contexto del cifrado de archivos?</text:p>
      <text:p text:style-name="P3"><text:span text:style-name="Strong_20_Emphasis"><text:span text:style-name="T2">Respuesta 9:</text:span></text:span> El cifrado simétrico utiliza la misma clave para cifrar y descifrar datos, mientras que el cifrado asimétrico utiliza un par de claves (pública y privada), donde la clave pública cifra y la privada descifra.</text:p>
      <text:p text:style-name="P3"><text:span text:style-name="Strong_20_Emphasis"><text:span text:style-name="T2">Pregunta 10:</text:span></text:span> ¿Qué es la "autenticación de datos" en el cifrado de archivos y por qué es importante?</text:p>
      <text:p text:style-name="P3"><text:span text:style-name="Strong_20_Emphasis"><text:span text:style-name="T2">Respuesta 10:</text:span></text:span> La autenticación de datos es un proceso que verifica que los datos cifrados no han sido modificados ni corrompidos durante el almacenamiento o la transmisión. Es importante para garantizar la integridad de los datos.</text:p>
      <text:p text:style-name="P3"><text:span text:style-name="Strong_20_Emphasis"><text:span text:style-name="T2">Pregunta 11:</text:span></text:span> ¿Cuál es el propósito de la herramienta <text:span text:style-name="Source_20_Text"><text:span text:style-name="T2">dm-crypt</text:span></text:span> en el cifrado de disco en Linux?</text:p>
      <text:p text:style-name="P3"><text:span text:style-name="Strong_20_Emphasis"><text:span text:style-name="T2">Respuesta 11:</text:span></text:span> <text:span text:style-name="Source_20_Text"><text:span text:style-name="T2">dm-crypt</text:span></text:span> es un módulo del kernel de Linux que permite el cifrado de disco. Se utiliza junto con <text:span text:style-name="Source_20_Text"><text:span text:style-name="T2">cryptsetup</text:span></text:span> para crear y gestionar sistemas de archivos encriptados.</text:p>
      <text:p text:style-name="P3"><text:span text:style-name="Strong_20_Emphasis"><text:span text:style-name="T2">Pregunta 12:</text:span></text:span> ¿Cómo se monta un sistema de archivos encriptado en Linux después de abrirlo con <text:span text:style-name="Source_20_Text"><text:span text:style-name="T2">cryptsetup</text:span></text:span>?</text:p>
      <text:p text:style-name="P3"><text:span text:style-name="Strong_20_Emphasis"><text:span text:style-name="T2">Respuesta 12:</text:span></text:span> Después de abrir un sistema de archivos encriptado con <text:span text:style-name="Source_20_Text"><text:span text:style-name="T2">cryptsetup</text:span></text:span>, puedes montarlo como cualquier otro sistema de archivos utilizando el comando <text:span text:style-name="Source_20_Text"><text:span text:style-name="T2">mount</text:span></text:span>.</text:p>
      <text:p text:style-name="P3"><text:span text:style-name="Strong_20_Emphasis"><text:span text:style-name="T2">Pregunta 13:</text:span></text:span> ¿Cuáles son los pasos principales para montar un sistema de archivos encriptado durante el arranque del sistema?</text:p>
      <text:p text:style-name="P3"><text:span text:style-name="Strong_20_Emphasis"><text:span text:style-name="T2">Respuesta 13:</text:span></text:span> Los pasos principales incluyen abrir el dispositivo de cifrado con <text:span text:style-name="Source_20_Text"><text:span text:style-name="T2">cryptsetup</text:span></text:span>, proporcionar la contraseña o clave de acceso, y luego montar el sistema de archivos encriptado.</text:p>
      <text:p text:style-name="P3"><text:span text:style-name="Strong_20_Emphasis"><text:span text:style-name="T2">Pregunta 14:</text:span></text:span> ¿Qué es el cifrado de intercambio de red (Network-Attached Storage, NAS) y cómo se utiliza en la seguridad de datos?</text:p>
      <text:p text:style-name="P3"><text:span text:style-name="Strong_20_Emphasis"><text:span text:style-name="T2">Respuesta 14:</text:span></text:span> El cifrado de intercambio de red se refiere al cifrado de datos almacenados en dispositivos de almacenamiento en red, como servidores NAS. Se utiliza para proteger los datos transmitidos por la red y almacenados en estos dispositivos.</text:p>
      <text:p text:style-name="P3"><text:span text:style-name="Strong_20_Emphasis"><text:span text:style-name="T2">Pregunta 15:</text:span></text:span> ¿Cuáles son las ventajas y desventajas del cifrado de disco completo en comparación con el cifrado de sistema de archivos?</text:p>
      <text:p text:style-name="P3"><text:soft-page-break/><text:span text:style-name="Strong_20_Emphasis"><text:span text:style-name="T2">Respuesta 15:</text:span></text:span> El cifrado de disco completo cifra todo el disco, incluido el sistema operativo, lo que proporciona una mayor protección pero puede ser más complejo de gestionar. El cifrado de sistema de archivos cifra solo ciertas partes, lo que es más flexible pero podría dejar algunos datos sin cifrar.</text:p>
      <text:p text:style-name="P3"><text:span text:style-name="Strong_20_Emphasis"><text:span text:style-name="T2">Pregunta 16:</text:span></text:span> ¿Qué es un ataque de fuerza bruta y cómo puede prevenirse en el contexto del cifrado de contraseñas?</text:p>
      <text:p text:style-name="P3"><text:span text:style-name="Strong_20_Emphasis"><text:span text:style-name="T2">Respuesta 16:</text:span></text:span> Un ataque de fuerza bruta es un intento de adivinar una contraseña probando todas las combinaciones posibles. Puede prevenirse utilizando contraseñas fuertes, salting y límites de intentos de inicio de sesión.</text:p>
      <text:p text:style-name="P3"><text:span text:style-name="Strong_20_Emphasis"><text:span text:style-name="T2">Pregunta 17:</text:span></text:span> ¿Qué es el cifrado en reposo y por qué es importante en la seguridad de datos?</text:p>
      <text:p text:style-name="P3"><text:span text:style-name="Strong_20_Emphasis"><text:span text:style-name="T2">Respuesta 17:</text:span></text:span> El cifrado en reposo se refiere al cifrado de datos almacenados en dispositivos de almacenamiento, como discos duros. Es importante para proteger los datos en caso de pérdida o robo del dispositivo.</text:p>
      <text:p text:style-name="P3"><text:span text:style-name="Strong_20_Emphasis"><text:span text:style-name="T2">Pregunta 18:</text:span></text:span> ¿Cuál es la diferencia entre el cifrado de datos y el cifrado de comunicaciones en la seguridad de datos?</text:p>
      <text:p text:style-name="P3"><text:span text:style-name="Strong_20_Emphasis"><text:span text:style-name="T2">Respuesta 18:</text:span></text:span> El cifrado de datos se aplica a los datos almacenados, mientras que el cifrado de comunicaciones se aplica a los datos transmitidos a través de redes. Ambos son importantes para la seguridad de datos en general.</text:p>
      <text:p text:style-name="P3"><text:span text:style-name="Strong_20_Emphasis"><text:span text:style-name="T2">Pregunta 19:</text:span></text:span> ¿Cuál es la función de un algoritmo de hash en el cifrado de contraseñas?</text:p>
      <text:p text:style-name="P3"><text:span text:style-name="Strong_20_Emphasis"><text:span text:style-name="T2">Respuesta 19:</text:span></text:span> Un algoritmo de hash se utiliza para convertir una contraseña en una cadena de caracteres fija, lo que facilita la comparación y la verificación de contraseñas sin almacenar la contraseña real.</text:p>
      <text:p text:style-name="P3"><text:span text:style-name="Strong_20_Emphasis"><text:span text:style-name="T2">Pregunta 20:</text:span></text:span> ¿Qué precauciones adicionales se deben tomar al utilizar sistemas de archivos encriptados en entornos de alta seguridad?</text:p>
      <text:p text:style-name="P3"><text:span text:style-name="Strong_20_Emphasis"><text:span text:style-name="T2">Respuesta 20:</text:span></text:span> En entornos de alta seguridad, se deben tomar medidas adicionales, como la gestión segura de claves, la monitorización constante y la protección física de dispositivos de almacenamiento. Además, es importante mantener los sistemas actualizados y aplicar parches de seguridad regularmente.</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a21e31"/>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text:span><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riptografía</text:span> </text:p>
        <text:p text:style-name="MP2">Encrypted File Systems <text:s text:c="3"/></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7:39:36.362753204</dc:date>
    <meta:editing-duration>PT10H27M51S</meta:editing-duration>
    <meta:editing-cycles>145</meta:editing-cycles>
    <meta:generator>LibreOffice/7.4.1.2$Linux_X86_64 LibreOffice_project/3c58a8f3a960df8bc8fd77b461821e42c061c5f0</meta:generator>
    <meta:document-statistic meta:table-count="0" meta:image-count="1" meta:object-count="0" meta:page-count="3" meta:paragraph-count="43" meta:word-count="1067" meta:character-count="6532" meta:non-whitespace-character-count="5503"/>
  </office:meta>
</office:document-meta>
</file>